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6000000458689B588C993D6D1.png" manifest:media-type="image/png"/>
  <manifest:file-entry manifest:full-path="Pictures/1000020100000158000000AA419023D9C651D82A.png" manifest:media-type="image/png"/>
  <manifest:file-entry manifest:full-path="Pictures/10000201000000EC000000AA5EA25A06D468B143.png" manifest:media-type="image/png"/>
  <manifest:file-entry manifest:full-path="Pictures/10000201000000E5000000AABF287EEEDA9EF1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cm" presentation:class="title" presentation:user-transformed="true">
          <draw:text-box>
            <text:p text:style-name="P1"><text:span text:style-name="T1">Warm-up</text:span></text:p>
          </draw:text-box>
        </draw:frame>
        <draw:frame draw:style-name="gr1" draw:text-style-name="P2" draw:layer="layout" svg:width="13.781cm" svg:height="1.142cm" svg:x="0.743cm" svg:y="2.361cm">
          <draw:text-box>
            <text:p>Welchen Vektor hat den niedrigsten Betrag?</text:p>
          </draw:text-box>
        </draw:frame>
        <draw:frame draw:style-name="gr2" draw:text-style-name="P3" draw:layer="layout" svg:width="3.562cm" svg:height="2.644cm" svg:x="0.626cm" svg:y="4.057cm">
          <draw:image xlink:href="Pictures/10000201000000E5000000AABF287EEEDA9EF1EA.png" xlink:type="simple" xlink:show="embed" xlink:actuate="onLoad" loext:mime-type="image/png">
            <text:p/>
          </draw:image>
        </draw:frame>
        <draw:frame draw:style-name="gr2" draw:text-style-name="P3" draw:layer="layout" svg:width="3.596cm" svg:height="2.59cm" svg:x="13.496cm" svg:y="4.054cm">
          <draw:image xlink:href="Pictures/10000201000000EC000000AA5EA25A06D468B143.png" xlink:type="simple" xlink:show="embed" xlink:actuate="onLoad" loext:mime-type="image/png">
            <text:p/>
          </draw:image>
        </draw:frame>
        <draw:frame draw:style-name="gr2" draw:text-style-name="P3" draw:layer="layout" svg:width="5.465cm" svg:height="2.7cm" svg:x="0.475cm" svg:y="9.731cm">
          <draw:image xlink:href="Pictures/1000020100000158000000AA419023D9C651D82A.png" xlink:type="simple" xlink:show="embed" xlink:actuate="onLoad" loext:mime-type="image/png">
            <text:p/>
          </draw:image>
        </draw:frame>
        <draw:frame draw:style-name="gr2" draw:text-style-name="P3" draw:layer="layout" svg:width="6.106cm" svg:height="1.176cm" svg:x="13.1cm" svg:y="10.682cm">
          <draw:image xlink:href="Pictures/1000020100000166000000458689B588C993D6D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2T09:31:32.436795651</meta:creation-date>
    <dc:date>2025-05-12T09:37:16.471434189</dc:date>
    <meta:editing-duration>PT5M44S</meta:editing-duration>
    <meta:editing-cycles>1</meta:editing-cycles>
    <meta:document-statistic meta:object-count="29"/>
    <meta:generator>LibreOffice/6.4.7.2$Linux_X86_64 LibreOffice_project/40$Build-2</meta:generator>
  </office:meta>
</office:document-meta>
</file>